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5.7181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b2b2b2"/>
    </style:style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 style:data-style-name="N100">
      <style:table-cell-properties fo:background-color="#000000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Bellco Transactions - 5-1-2021 to 6-30-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default-cell-style-name="ce6"/>
        <table:table-column table:style-name="co10" table:number-columns-repeated="1014" table:default-cell-style-name="Default"/>
        <table:table-row table:style-name="ro1">
          <table:table-cell table:style-name="Default" office:value-type="string" calcext:value-type="string">
            <text:p>Posting Date</text:p>
          </table:table-cell>
          <table:table-cell table:style-name="Default" office:value-type="string" calcext:value-type="string">
            <text:p>Effective Date</text:p>
          </table:table-cell>
          <table:table-cell table:style-name="Default" office:value-type="string" calcext:value-type="string">
            <text:p>Transaction Type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ransaction Category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Extended Descrip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2/2021</text:p>
          </table:table-cell>
          <table:table-cell office:value-type="string" calcext:value-type="string">
            <text:p>6/2/2021</text:p>
          </table:table-cell>
          <table:table-cell office:value-type="string" calcext:value-type="string">
            <text:p>Debit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External Withdrawal APARTMENTS.COM <text:s/>- Harris <text:s/>ST-U8S5D4J0W4U0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388.88" calcext:value-type="float">
            <text:p>1388.88</text:p>
          </table:table-cell>
          <table:table-cell/>
          <table:table-cell office:value-type="string" calcext:value-type="string">
            <text:p>External Withdrawal APARTMENTS.COM <text:s/>- Harris <text:s/>ST-U8S5D4J0W4U0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3/2021</text:p>
          </table:table-cell>
          <table:table-cell office:value-type="string" calcext:value-type="string">
            <text:p>6/3/2021</text:p>
          </table:table-cell>
          <table:table-cell office:value-type="string" calcext:value-type="string">
            <text:p>Credit</text:p>
          </table:table-cell>
          <table:table-cell office:value-type="float" office:value="174.71" calcext:value-type="float">
            <text:p>174.71</text:p>
          </table:table-cell>
          <table:table-cell office:value-type="string" calcext:value-type="string">
            <text:p>External Deposit TURETSKY CONSULT <text:s/>- PAYROLL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341.94" calcext:value-type="float">
            <text:p>2341.94</text:p>
          </table:table-cell>
          <table:table-cell/>
          <table:table-cell office:value-type="string" calcext:value-type="string">
            <text:p>External Deposit TURETSKY CONSULT <text:s/>- PAYROLL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3/2021</text:p>
          </table:table-cell>
          <table:table-cell office:value-type="string" calcext:value-type="string">
            <text:p>6/3/2021</text:p>
          </table:table-cell>
          <table:table-cell office:value-type="string" calcext:value-type="string">
            <text:p>Credit</text:p>
          </table:table-cell>
          <table:table-cell office:value-type="float" office:value="778.35" calcext:value-type="float">
            <text:p>778.35</text:p>
          </table:table-cell>
          <table:table-cell office:value-type="string" calcext:value-type="string">
            <text:p>External Deposit TURETSKY CONSULT <text:s/>- PAYROLL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167.23" calcext:value-type="float">
            <text:p>2167.23</text:p>
          </table:table-cell>
          <table:table-cell/>
          <table:table-cell office:value-type="string" calcext:value-type="string">
            <text:p>External Deposit TURETSKY CONSULT <text:s/>- PAYROLL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4/2021</text:p>
          </table:table-cell>
          <table:table-cell office:value-type="string" calcext:value-type="string">
            <text:p>6/4/2021</text:p>
          </table:table-cell>
          <table:table-cell office:value-type="string" calcext:value-type="string">
            <text:p>Debit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316.94" calcext:value-type="float">
            <text:p>2316.94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5/2021</text:p>
          </table:table-cell>
          <table:table-cell office:value-type="string" calcext:value-type="string">
            <text:p>6/5/2021</text:p>
          </table:table-cell>
          <table:table-cell office:value-type="string" calcext:value-type="string">
            <text:p>Cred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posit Shared Branch Mobile <text:s text:c="17"/>Greenwood Vil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516.94" calcext:value-type="float">
            <text:p>2516.94</text:p>
          </table:table-cell>
          <table:table-cell/>
          <table:table-cell office:value-type="string" calcext:value-type="string">
            <text:p>Deposit Shared Branch Mobile <text:s text:c="17"/>Greenwood Vil CO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5/2021</text:p>
          </table:table-cell>
          <table:table-cell office:value-type="string" calcext:value-type="string">
            <text:p>6/5/2021</text:p>
          </table:table-cell>
          <table:table-cell office:value-type="string" calcext:value-type="string">
            <text:p>Credi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posit Shared Branch Mobile <text:s text:c="17"/>Greenwood Vil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416.94" calcext:value-type="float">
            <text:p>2416.94</text:p>
          </table:table-cell>
          <table:table-cell/>
          <table:table-cell office:value-type="string" calcext:value-type="string">
            <text:p>Deposit Shared Branch Mobile <text:s text:c="17"/>Greenwood Vil CO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7/2021</text:p>
          </table:table-cell>
          <table:table-cell office:value-type="string" calcext:value-type="string">
            <text:p>6/7/2021</text:p>
          </table:table-cell>
          <table:table-cell office:value-type="string" calcext:value-type="string">
            <text:p>Debit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930.94" calcext:value-type="float">
            <text:p>930.94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table:style-name="ce3" office:value-type="string" calcext:value-type="string">
            <text:p>6/07/2021</text:p>
          </table:table-cell>
          <table:table-cell table:style-name="ce3" office:value-type="string" calcext:value-type="string">
            <text:p>6/7/2021</text:p>
          </table:table-cell>
          <table:table-cell table:style-name="ce7" office:value-type="string" calcext:value-type="string">
            <text:p>Debit</text:p>
          </table:table-cell>
          <table:table-cell table:style-name="ce7" office:value-type="float" office:value="-1350" calcext:value-type="float">
            <text:p>-1350</text:p>
          </table:table-cell>
          <table:table-cell table:style-name="ce7" office:value-type="string" calcext:value-type="string">
            <text:p>External Withdrawal AMEX EPAYMENT ER AM - ACH PMT</text:p>
          </table:table-cell>
          <table:table-cell table:style-name="ce7"/>
          <table:table-cell table:style-name="ce7" office:value-type="string" calcext:value-type="string">
            <text:p>Deposit</text:p>
          </table:table-cell>
          <table:table-cell table:style-name="ce7" office:value-type="float" office:value="1166.94" calcext:value-type="float">
            <text:p>1166.94</text:p>
          </table:table-cell>
          <table:table-cell table:style-name="ce7"/>
          <table:table-cell table:style-name="ce7" office:value-type="string" calcext:value-type="string">
            <text:p>External Withdrawal AMEX EPAYMENT ER AM - ACH PMT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6/08/2021</text:p>
          </table:table-cell>
          <table:table-cell office:value-type="string" calcext:value-type="string">
            <text:p>6/8/2021</text:p>
          </table:table-cell>
          <table:table-cell office:value-type="string" calcext:value-type="string">
            <text:p>Debit</text:p>
          </table:table-cell>
          <table:table-cell office:value-type="float" office:value="-5.33" calcext:value-type="float">
            <text:p>-5.33</text:p>
          </table:table-cell>
          <table:table-cell office:value-type="string" calcext:value-type="string">
            <text:p>External Withdrawal DISCOVER DC PYMNTS DCIDPIINT - E-PAYMENT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eposit</text:p>
          </table:table-cell>
          <table:table-cell office:value-type="float" office:value="929.2" calcext:value-type="float">
            <text:p>929.2</text:p>
          </table:table-cell>
          <table:table-cell/>
          <table:table-cell office:value-type="string" calcext:value-type="string">
            <text:p>External Withdrawal DISCOVER DC PYMNTS DCIDPIINT - E-PAYMENT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8/2021</text:p>
          </table:table-cell>
          <table:table-cell office:value-type="string" calcext:value-type="string">
            <text:p>6/8/2021</text:p>
          </table:table-cell>
          <table:table-cell office:value-type="string" calcext:value-type="string">
            <text:p>Credit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External Deposit PRINCIPAL NATL PACT - DBT CD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934.53" calcext:value-type="float">
            <text:p>934.53</text:p>
          </table:table-cell>
          <table:table-cell/>
          <table:table-cell office:value-type="string" calcext:value-type="string">
            <text:p>External Deposit PRINCIPAL NATL PACT - DBT CDT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8/2021</text:p>
          </table:table-cell>
          <table:table-cell office:value-type="string" calcext:value-type="string">
            <text:p>6/8/2021</text:p>
          </table:table-cell>
          <table:table-cell office:value-type="string" calcext:value-type="string">
            <text:p>Debit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TM Withdrawal CANVAS CU 319 S MELDRUM ST <text:s text:c="6"/>FORT COLLINS COUS</text:p>
          </table:table-cell>
          <table:table-cell/>
          <table:table-cell office:value-type="string" calcext:value-type="string">
            <text:p>ATM</text:p>
          </table:table-cell>
          <table:table-cell office:value-type="float" office:value="910.94" calcext:value-type="float">
            <text:p>910.94</text:p>
          </table:table-cell>
          <table:table-cell/>
          <table:table-cell office:value-type="string" calcext:value-type="string">
            <text:p>ATM Withdrawal CANVAS CU 319 S MELDRUM ST <text:s text:c="6"/>FORT COLLINS COUS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Withdrawal Transfer To 58895456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548.2" calcext:value-type="float">
            <text:p>548.2</text:p>
          </table:table-cell>
          <table:table-cell/>
          <table:table-cell office:value-type="string" calcext:value-type="string">
            <text:p>Withdrawal Transfer To 5889545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ithdrawal Transfer To 588954651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593.2" calcext:value-type="float">
            <text:p>593.2</text:p>
          </table:table-cell>
          <table:table-cell/>
          <table:table-cell office:value-type="string" calcext:value-type="string">
            <text:p>Withdrawal Transfer To 588954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ithdrawal Transfer To 590033361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693.2" calcext:value-type="float">
            <text:p>693.2</text:p>
          </table:table-cell>
          <table:table-cell/>
          <table:table-cell office:value-type="string" calcext:value-type="string">
            <text:p>Withdrawal Transfer To 590033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ithdrawal Transfer To 590020848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813.2" calcext:value-type="float">
            <text:p>813.2</text:p>
          </table:table-cell>
          <table:table-cell/>
          <table:table-cell office:value-type="string" calcext:value-type="string">
            <text:p>Withdrawal Transfer To 5900208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Withdrawal Transfer To 596338103 Dent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913.2" calcext:value-type="float">
            <text:p>913.2</text:p>
          </table:table-cell>
          <table:table-cell/>
          <table:table-cell office:value-type="string" calcext:value-type="string">
            <text:p>Withdrawal Transfer To 596338103 D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Credi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posit Transfer From 598324978 – Mission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978.2" calcext:value-type="float">
            <text:p>978.2</text:p>
          </table:table-cell>
          <table:table-cell/>
          <table:table-cell office:value-type="string" calcext:value-type="string">
            <text:p>Deposit Transfer From 5983249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/09/2021</text:p>
          </table:table-cell>
          <table:table-cell office:value-type="string" calcext:value-type="string">
            <text:p>6/9/2021</text:p>
          </table:table-cell>
          <table:table-cell office:value-type="string" calcext:value-type="string">
            <text:p>Deb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scriptive Withdrawal ROUND-UP SAVING DEPOSIT - Effdate: 06-08-2021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928.2" calcext:value-type="float">
            <text:p>928.2</text:p>
          </table:table-cell>
          <table:table-cell/>
          <table:table-cell office:value-type="string" calcext:value-type="string">
            <text:p>Descriptive Withdrawal ROUND-UP SAVING DEPOSIT - Effdate: 06-08-2021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6/10/2021</text:p>
          </table:table-cell>
          <table:table-cell office:value-type="string" calcext:value-type="string">
            <text:p>Credi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posit Transfer From 590020855 K Birthday (K’s acct)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548.2" calcext:value-type="float">
            <text:p>548.2</text:p>
          </table:table-cell>
          <table:table-cell/>
          <table:table-cell office:value-type="string" calcext:value-type="string">
            <text:p>Deposit Transfer From 590020855 K Birthday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0/2021</text:p>
          </table:table-cell>
          <table:table-cell office:value-type="string" calcext:value-type="string">
            <text:p>Debit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523.2" calcext:value-type="float">
            <text:p>523.2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4/2021</text:p>
          </table:table-cell>
          <table:table-cell office:value-type="string" calcext:value-type="string">
            <text:p>Debit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External Withdrawal SYNCHRONY BANK <text:s/>- PAYMEN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526.81" calcext:value-type="float">
            <text:p>526.81</text:p>
          </table:table-cell>
          <table:table-cell/>
          <table:table-cell office:value-type="string" calcext:value-type="string">
            <text:p>External Withdrawal SYNCHRONY BANK <text:s/>- PAYMEN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4/2021</text:p>
          </table:table-cell>
          <table:table-cell office:value-type="string" calcext:value-type="string">
            <text:p>Debit</text:p>
          </table:table-cell>
          <table:table-cell office:value-type="float" office:value="-11.39" calcext:value-type="float">
            <text:p>-11.39</text:p>
          </table:table-cell>
          <table:table-cell office:value-type="string" calcext:value-type="string">
            <text:p>External Withdrawal BANNER LIFE <text:s/>- PREM DEBI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636.81" calcext:value-type="float">
            <text:p>636.81</text:p>
          </table:table-cell>
          <table:table-cell/>
          <table:table-cell office:value-type="string" calcext:value-type="string">
            <text:p>External Withdrawal BANNER LIFE <text:s/>- PREM DEBI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4/2021</text:p>
          </table:table-cell>
          <table:table-cell office:value-type="string" calcext:value-type="string">
            <text:p>Credi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ternal Deposit VENMO <text:s/>- CASHOU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648.2" calcext:value-type="float">
            <text:p>648.2</text:p>
          </table:table-cell>
          <table:table-cell/>
          <table:table-cell office:value-type="string" calcext:value-type="string">
            <text:p>External Deposit VENMO <text:s/>- CASHOU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4/2021</text:p>
          </table:table-cell>
          <table:table-cell office:value-type="string" calcext:value-type="string">
            <text:p>Credi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ternal Deposit PAYPAL TRANSFER - TRANSFER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598.2" calcext:value-type="float">
            <text:p>598.2</text:p>
          </table:table-cell>
          <table:table-cell/>
          <table:table-cell office:value-type="string" calcext:value-type="string">
            <text:p>External Deposit PAYPAL TRANSFER - TRANSFER</text:p>
          </table:table-cell>
          <table:table-cell table:style-name="ce6" table:number-columns-repeated="1014"/>
        </table:table-row>
        <table:table-row table:style-name="ro1">
          <table:table-cell table:number-columns-repeated="2" table:style-name="ce3" office:value-type="string" calcext:value-type="string">
            <text:p>6/15/2021</text:p>
          </table:table-cell>
          <table:table-cell table:style-name="ce7" office:value-type="string" calcext:value-type="string">
            <text:p>Debit</text:p>
          </table:table-cell>
          <table:table-cell table:style-name="ce7" office:value-type="float" office:value="-18.74" calcext:value-type="float">
            <text:p>-18.74</text:p>
          </table:table-cell>
          <table:table-cell table:style-name="ce7" office:value-type="string" calcext:value-type="string">
            <text:p>External Withdrawal CITI AUTOPAY <text:s/>- PAYMENT</text:p>
          </table:table-cell>
          <table:table-cell table:style-name="ce7"/>
          <table:table-cell table:style-name="ce7" office:value-type="string" calcext:value-type="string">
            <text:p>Deposit</text:p>
          </table:table-cell>
          <table:table-cell table:style-name="ce7" office:value-type="float" office:value="1685.59" calcext:value-type="float">
            <text:p>1685.59</text:p>
          </table:table-cell>
          <table:table-cell table:style-name="ce7"/>
          <table:table-cell table:style-name="ce7" office:value-type="string" calcext:value-type="string">
            <text:p>External Withdrawal CITI AUTOPAY <text:s/>- PAYMENT</text:p>
          </table:table-cell>
          <table:table-cell table:style-name="ce7" table:number-columns-repeated="1014"/>
        </table:table-row>
        <table:table-row table:style-name="ro1">
          <table:table-cell table:number-columns-repeated="2" office:value-type="string" calcext:value-type="string">
            <text:p>6/15/2021</text:p>
          </table:table-cell>
          <table:table-cell office:value-type="string" calcext:value-type="string">
            <text:p>Debit</text:p>
          </table:table-cell>
          <table:table-cell office:value-type="float" office:value="-37.53" calcext:value-type="float">
            <text:p>-37.53</text:p>
          </table:table-cell>
          <table:table-cell office:value-type="string" calcext:value-type="string">
            <text:p>External Withdrawal APARTMENTS.COM <text:s/>- Harris <text:s/>ST-O1Z9P4P3I6U8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704.33" calcext:value-type="float">
            <text:p>1704.33</text:p>
          </table:table-cell>
          <table:table-cell/>
          <table:table-cell office:value-type="string" calcext:value-type="string">
            <text:p>External Withdrawal APARTMENTS.COM <text:s/>- Harris <text:s/>ST-O1Z9P4P3I6U8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5/2021</text:p>
          </table:table-cell>
          <table:table-cell office:value-type="string" calcext:value-type="string">
            <text:p>Debit</text:p>
          </table:table-cell>
          <table:table-cell office:value-type="float" office:value="-92.81" calcext:value-type="float">
            <text:p>-92.81</text:p>
          </table:table-cell>
          <table:table-cell office:value-type="string" calcext:value-type="string">
            <text:p>External Withdrawal APARTMENTS.COM <text:s/>- Harris <text:s/>ST-K6I2K9H1V3G3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741.86" calcext:value-type="float">
            <text:p>1741.86</text:p>
          </table:table-cell>
          <table:table-cell/>
          <table:table-cell office:value-type="string" calcext:value-type="string">
            <text:p>External Withdrawal APARTMENTS.COM <text:s/>- Harris <text:s/>ST-K6I2K9H1V3G3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5/2021</text:p>
          </table:table-cell>
          <table:table-cell office:value-type="string" calcext:value-type="string">
            <text:p>Debit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External Withdrawal NATIONWIDE EDI - EDI PYMNTS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834.67" calcext:value-type="float">
            <text:p>1834.67</text:p>
          </table:table-cell>
          <table:table-cell/>
          <table:table-cell office:value-type="string" calcext:value-type="string">
            <text:p>External Withdrawal NATIONWIDE EDI - EDI PYMNT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5/2021</text:p>
          </table:table-cell>
          <table:table-cell office:value-type="string" calcext:value-type="string">
            <text:p>Credit</text:p>
          </table:table-cell>
          <table:table-cell office:value-type="float" office:value="1323.36" calcext:value-type="float">
            <text:p>1323.36</text:p>
          </table:table-cell>
          <table:table-cell office:value-type="string" calcext:value-type="string">
            <text:p>ATM Deposit CANVAS CU 319 S MELDRUM ST <text:s text:c="6"/>FORT COLLINS COUS</text:p>
          </table:table-cell>
          <table:table-cell/>
          <table:table-cell office:value-type="string" calcext:value-type="string">
            <text:p>ATM</text:p>
          </table:table-cell>
          <table:table-cell office:value-type="float" office:value="1850.17" calcext:value-type="float">
            <text:p>1850.17</text:p>
          </table:table-cell>
          <table:table-cell/>
          <table:table-cell office:value-type="string" calcext:value-type="string">
            <text:p>ATM Deposit CANVAS CU 319 S MELDRUM ST <text:s text:c="6"/>FORT COLLINS COU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7/2021</text:p>
          </table:table-cell>
          <table:table-cell office:value-type="string" calcext:value-type="string">
            <text:p>Credi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Deposit Shared Branch Mobile <text:s text:c="17"/>Greenwood Vil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3171.98" calcext:value-type="float">
            <text:p>3171.98</text:p>
          </table:table-cell>
          <table:table-cell/>
          <table:table-cell office:value-type="string" calcext:value-type="string">
            <text:p>Deposit Shared Branch Mobile <text:s text:c="17"/>Greenwood Vil CO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7/2021</text:p>
          </table:table-cell>
          <table:table-cell office:value-type="string" calcext:value-type="string">
            <text:p>Debit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Withdrawal Transfer To 590033361 – Vacatio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2276.98" calcext:value-type="float">
            <text:p>2276.98</text:p>
          </table:table-cell>
          <table:table-cell/>
          <table:table-cell office:value-type="string" calcext:value-type="string">
            <text:p>Withdrawal Transfer To 590033361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7/2021</text:p>
          </table:table-cell>
          <table:table-cell office:value-type="string" calcext:value-type="string">
            <text:p>Debit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External Withdrawal HEARTOFGODMINIST ES15265 - DONATION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476.98" calcext:value-type="float">
            <text:p>2476.98</text:p>
          </table:table-cell>
          <table:table-cell/>
          <table:table-cell office:value-type="string" calcext:value-type="string">
            <text:p>External Withdrawal HEARTOFGODMINIST ES15265 - DONATION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7/2021</text:p>
          </table:table-cell>
          <table:table-cell office:value-type="string" calcext:value-type="string">
            <text:p>Credit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External Deposit Turetsky Consult <text:s/>- PAYROLL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511.98" calcext:value-type="float">
            <text:p>2511.98</text:p>
          </table:table-cell>
          <table:table-cell/>
          <table:table-cell office:value-type="string" calcext:value-type="string">
            <text:p>External Deposit Turetsky Consult <text:s/>- PAYROLL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8/2021</text:p>
          </table:table-cell>
          <table:table-cell office:value-type="string" calcext:value-type="string">
            <text:p>Debit</text:p>
          </table:table-cell>
          <table:table-cell office:value-type="float" office:value="-895" calcext:value-type="float">
            <text:p>-895</text:p>
          </table:table-cell>
          <table:table-cell office:value-type="string" calcext:value-type="string">
            <text:p>Withdrawal Transfer To 588954651 – House Saving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490.1" calcext:value-type="float">
            <text:p>490.1</text:p>
          </table:table-cell>
          <table:table-cell/>
          <table:table-cell office:value-type="string" calcext:value-type="string">
            <text:p>Withdrawal Transfer To 588954651</text:p>
          </table:table-cell>
          <table:table-cell table:style-name="ce6" table:number-columns-repeated="1014"/>
        </table:table-row>
        <table:table-row table:style-name="ro1">
          <table:table-cell table:number-columns-repeated="2" table:style-name="ce3" office:value-type="string" calcext:value-type="string">
            <text:p>6/18/2021</text:p>
          </table:table-cell>
          <table:table-cell table:style-name="ce7" office:value-type="string" calcext:value-type="string">
            <text:p>Debit</text:p>
          </table:table-cell>
          <table:table-cell table:style-name="ce7" office:value-type="float" office:value="-1556" calcext:value-type="float">
            <text:p>-1556</text:p>
          </table:table-cell>
          <table:table-cell table:style-name="ce7" office:value-type="string" calcext:value-type="string">
            <text:p>External Withdrawal AMEX EPAYMENT ER AM - ACH PMT</text:p>
          </table:table-cell>
          <table:table-cell table:style-name="ce7"/>
          <table:table-cell table:style-name="ce7" office:value-type="string" calcext:value-type="string">
            <text:p>Deposit</text:p>
          </table:table-cell>
          <table:table-cell table:style-name="ce7" office:value-type="float" office:value="1385.1" calcext:value-type="float">
            <text:p>1385.1</text:p>
          </table:table-cell>
          <table:table-cell table:style-name="ce7"/>
          <table:table-cell table:style-name="ce7" office:value-type="string" calcext:value-type="string">
            <text:p>External Withdrawal AMEX EPAYMENT ER AM - ACH PMT</text:p>
          </table:table-cell>
          <table:table-cell table:style-name="ce7" table:number-columns-repeated="1014"/>
        </table:table-row>
        <table:table-row table:style-name="ro1">
          <table:table-cell table:number-columns-repeated="2" office:value-type="string" calcext:value-type="string">
            <text:p>6/18/2021</text:p>
          </table:table-cell>
          <table:table-cell office:value-type="string" calcext:value-type="string">
            <text:p>Debit</text:p>
          </table:table-cell>
          <table:table-cell office:value-type="float" office:value="-15.88" calcext:value-type="float">
            <text:p>-15.88</text:p>
          </table:table-cell>
          <table:table-cell office:value-type="string" calcext:value-type="string">
            <text:p>External Withdrawal APARTMENTS.COM <text:s/>- Harris <text:s/>ST-J8K3I8C4P6H2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941.1" calcext:value-type="float">
            <text:p>2941.1</text:p>
          </table:table-cell>
          <table:table-cell/>
          <table:table-cell office:value-type="string" calcext:value-type="string">
            <text:p>External Withdrawal APARTMENTS.COM <text:s/>- Harris <text:s/>ST-J8K3I8C4P6H2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18/2021</text:p>
          </table:table-cell>
          <table:table-cell office:value-type="string" calcext:value-type="string">
            <text:p>Debit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2956.98" calcext:value-type="float">
            <text:p>2956.98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2/2021</text:p>
          </table:table-cell>
          <table:table-cell office:value-type="string" calcext:value-type="string">
            <text:p>Debit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Withdrawal Transfer To 596338103 – B Ins &amp; Dent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364.49" calcext:value-type="float">
            <text:p>364.49</text:p>
          </table:table-cell>
          <table:table-cell/>
          <table:table-cell office:value-type="string" calcext:value-type="string">
            <text:p>Withdrawal Transfer To 596338103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2/2021</text:p>
          </table:table-cell>
          <table:table-cell office:value-type="string" calcext:value-type="string">
            <text:p>Debit</text:p>
          </table:table-cell>
          <table:table-cell office:value-type="float" office:value="-102.61" calcext:value-type="float">
            <text:p>-102.61</text:p>
          </table:table-cell>
          <table:table-cell office:value-type="string" calcext:value-type="string">
            <text:p>External Withdrawal NATIONWIDE EDI - EDI PYMNTS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387.49" calcext:value-type="float">
            <text:p>387.49</text:p>
          </table:table-cell>
          <table:table-cell/>
          <table:table-cell office:value-type="string" calcext:value-type="string">
            <text:p>External Withdrawal NATIONWIDE EDI - EDI PYMNT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3/2021</text:p>
          </table:table-cell>
          <table:table-cell office:value-type="string" calcext:value-type="string">
            <text:p>Debit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Withdrawal Transfer To 596606335 – CAR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1891.87" calcext:value-type="float">
            <text:p>1891.87</text:p>
          </table:table-cell>
          <table:table-cell/>
          <table:table-cell office:value-type="string" calcext:value-type="string">
            <text:p>Withdrawal Transfer To 596606335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3/2021</text:p>
          </table:table-cell>
          <table:table-cell office:value-type="string" calcext:value-type="string">
            <text:p>Debit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Withdrawal Transfer To 598324978 – K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1941.87" calcext:value-type="float">
            <text:p>1941.87</text:p>
          </table:table-cell>
          <table:table-cell/>
          <table:table-cell office:value-type="string" calcext:value-type="string">
            <text:p>Withdrawal Transfer To 598324978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4/2021</text:p>
          </table:table-cell>
          <table:table-cell office:value-type="string" calcext:value-type="string">
            <text:p>Debit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xternal Withdrawal INTERVARSITY DONATIONS - IVCF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916.87" calcext:value-type="float">
            <text:p>1916.87</text:p>
          </table:table-cell>
          <table:table-cell/>
          <table:table-cell office:value-type="string" calcext:value-type="string">
            <text:p>External Withdrawal INTERVARSITY DONATIONS - IVCF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4/2021</text:p>
          </table:table-cell>
          <table:table-cell office:value-type="string" calcext:value-type="string">
            <text:p>Credi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ernal Deposit VENMO <text:s/>- CASHOU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936.87" calcext:value-type="float">
            <text:p>1936.87</text:p>
          </table:table-cell>
          <table:table-cell/>
          <table:table-cell office:value-type="string" calcext:value-type="string">
            <text:p>External Deposit VENMO <text:s/>- CASHOU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4/2021</text:p>
          </table:table-cell>
          <table:table-cell office:value-type="string" calcext:value-type="string">
            <text:p>Credit</text:p>
          </table:table-cell>
          <table:table-cell office:value-type="float" office:value="1607.38" calcext:value-type="float">
            <text:p>1607.38</text:p>
          </table:table-cell>
          <table:table-cell office:value-type="string" calcext:value-type="string">
            <text:p>ATM Deposit CANVAS CU 319 S MELDRUM ST <text:s text:c="6"/>FORT COLLINS COUS</text:p>
          </table:table-cell>
          <table:table-cell/>
          <table:table-cell office:value-type="string" calcext:value-type="string">
            <text:p>ATM</text:p>
          </table:table-cell>
          <table:table-cell office:value-type="float" office:value="1971.87" calcext:value-type="float">
            <text:p>1971.87</text:p>
          </table:table-cell>
          <table:table-cell/>
          <table:table-cell office:value-type="string" calcext:value-type="string">
            <text:p>ATM Deposit CANVAS CU 319 S MELDRUM ST <text:s text:c="6"/>FORT COLLINS COU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5/2021</text:p>
          </table:table-cell>
          <table:table-cell office:value-type="string" calcext:value-type="string">
            <text:p>Debit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Point Of Sale Withdrawal 8788430193804 SERVE INDIA MINISTRIES 217-508-8795 ILUS</text:p>
          </table:table-cell>
          <table:table-cell/>
          <table:table-cell office:value-type="string" calcext:value-type="string">
            <text:p>Debit Card</text:p>
          </table:table-cell>
          <table:table-cell office:value-type="float" office:value="1716.87" calcext:value-type="float">
            <text:p>1716.87</text:p>
          </table:table-cell>
          <table:table-cell/>
          <table:table-cell office:value-type="string" calcext:value-type="string">
            <text:p>Point Of Sale Withdrawal 8788430193804 SERVE INDIA MINISTRIES 217-508-8795 ILU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5/2021</text:p>
          </table:table-cell>
          <table:table-cell office:value-type="string" calcext:value-type="string">
            <text:p>Debit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756.87" calcext:value-type="float">
            <text:p>1756.87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6/2021</text:p>
          </table:table-cell>
          <table:table-cell office:value-type="string" calcext:value-type="string">
            <text:p>Debit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Withdrawal Transfer To 590033361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posit</text:p>
          </table:table-cell>
          <table:table-cell office:value-type="float" office:value="1115.87" calcext:value-type="float">
            <text:p>1115.87</text:p>
          </table:table-cell>
          <table:table-cell/>
          <table:table-cell office:value-type="string" calcext:value-type="string">
            <text:p>Withdrawal Transfer To 590033361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6/2021</text:p>
          </table:table-cell>
          <table:table-cell office:value-type="string" calcext:value-type="string">
            <text:p>Deb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scriptive Withdrawal ROUND-UP SAVING DEPOSIT - Effdate: 06-25-2021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715.87" calcext:value-type="float">
            <text:p>1715.87</text:p>
          </table:table-cell>
          <table:table-cell/>
          <table:table-cell office:value-type="string" calcext:value-type="string">
            <text:p>Descriptive Withdrawal ROUND-UP SAVING DEPOSIT - Effdate: 06-25-2021</text:p>
          </table:table-cell>
          <table:table-cell table:style-name="ce6" table:number-columns-repeated="1014"/>
        </table:table-row>
        <table:table-row table:style-name="ro1">
          <table:table-cell table:number-columns-repeated="2" table:style-name="ce3" office:value-type="string" calcext:value-type="string">
            <text:p>6/28/2021</text:p>
          </table:table-cell>
          <table:table-cell table:style-name="ce7" office:value-type="string" calcext:value-type="string">
            <text:p>Debit</text:p>
          </table:table-cell>
          <table:table-cell table:style-name="ce7" office:value-type="float" office:value="-338.85" calcext:value-type="float">
            <text:p>-338.85</text:p>
          </table:table-cell>
          <table:table-cell table:style-name="ce7" office:value-type="string" calcext:value-type="string">
            <text:p>External Withdrawal CHASE CREDIT CRD <text:s/>- EPAY</text:p>
          </table:table-cell>
          <table:table-cell table:style-name="ce7"/>
          <table:table-cell table:style-name="ce7" office:value-type="string" calcext:value-type="string">
            <text:p>Deposit</text:p>
          </table:table-cell>
          <table:table-cell table:style-name="ce7" office:value-type="float" office:value="797.02" calcext:value-type="float">
            <text:p>797.02</text:p>
          </table:table-cell>
          <table:table-cell table:style-name="ce7"/>
          <table:table-cell table:style-name="ce7" office:value-type="string" calcext:value-type="string">
            <text:p>External Withdrawal CHASE CREDIT CRD <text:s/>- EPAY</text:p>
          </table:table-cell>
          <table:table-cell table:style-name="ce7" table:number-columns-repeated="1014"/>
        </table:table-row>
        <table:table-row table:style-name="ro1">
          <table:table-cell table:number-columns-repeated="2" office:value-type="string" calcext:value-type="string">
            <text:p>6/28/2021</text:p>
          </table:table-cell>
          <table:table-cell office:value-type="string" calcext:value-type="string">
            <text:p>Cred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ternal Deposit VENMO <text:s/>- CASHOU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135.87" calcext:value-type="float">
            <text:p>1135.87</text:p>
          </table:table-cell>
          <table:table-cell/>
          <table:table-cell office:value-type="string" calcext:value-type="string">
            <text:p>External Deposit VENMO <text:s/>- CASHOU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29/2021</text:p>
          </table:table-cell>
          <table:table-cell office:value-type="string" calcext:value-type="string">
            <text:p>Credit</text:p>
          </table:table-cell>
          <table:table-cell office:value-type="float" office:value="1392.08" calcext:value-type="float">
            <text:p>1392.08</text:p>
          </table:table-cell>
          <table:table-cell office:value-type="string" calcext:value-type="string">
            <text:p>ATM Deposit CANVAS CU 319 S MELDRUM ST <text:s text:c="6"/>FORT COLLINS COUS</text:p>
          </table:table-cell>
          <table:table-cell/>
          <table:table-cell office:value-type="string" calcext:value-type="string">
            <text:p>ATM</text:p>
          </table:table-cell>
          <table:table-cell office:value-type="float" office:value="2189.1" calcext:value-type="float">
            <text:p>2189.1</text:p>
          </table:table-cell>
          <table:table-cell/>
          <table:table-cell office:value-type="string" calcext:value-type="string">
            <text:p>ATM Deposit CANVAS CU 319 S MELDRUM ST <text:s text:c="6"/>FORT COLLINS COUS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30/2021</text:p>
          </table:table-cell>
          <table:table-cell office:value-type="string" calcext:value-type="string">
            <text:p>Credi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redit Interest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983.15" calcext:value-type="float">
            <text:p>1983.15</text:p>
          </table:table-cell>
          <table:table-cell/>
          <table:table-cell office:value-type="string" calcext:value-type="string">
            <text:p>Credit Interest</text:p>
          </table:table-cell>
          <table:table-cell table:style-name="ce6" table:number-columns-repeated="1014"/>
        </table:table-row>
        <table:table-row table:style-name="ro1">
          <table:table-cell table:number-columns-repeated="2" office:value-type="string" calcext:value-type="string">
            <text:p>6/30/2021</text:p>
          </table:table-cell>
          <table:table-cell office:value-type="string" calcext:value-type="string">
            <text:p>Debit</text:p>
          </table:table-cell>
          <table:table-cell office:value-type="float" office:value="-206" calcext:value-type="float">
            <text:p>-206</text:p>
          </table:table-cell>
          <table:table-cell office:value-type="string" calcext:value-type="string">
            <text:p>External Withdrawal Antioch Communit 4807852262 - Antioch Co</text:p>
          </table:table-cell>
          <table:table-cell/>
          <table:table-cell office:value-type="string" calcext:value-type="string">
            <text:p>Deposit</text:p>
          </table:table-cell>
          <table:table-cell office:value-type="float" office:value="1983.1" calcext:value-type="float">
            <text:p>1983.1</text:p>
          </table:table-cell>
          <table:table-cell/>
          <table:table-cell office:value-type="string" calcext:value-type="string">
            <text:p>External Withdrawal Antioch Communit 4807852262 - Antioch Co</text:p>
          </table:table-cell>
          <table:table-cell table:style-name="ce6" table:number-columns-repeated="1014"/>
        </table:table-row>
        <table:table-row table:style-name="ro1">
          <table:table-cell table:style-name="ce4" table:number-columns-repeated="2"/>
          <table:table-cell table:style-name="ce8" table:number-columns-repeated="1020"/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5/31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string" calcext:value-type="string">
            <text:p>Credit Interes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2363.88" calcext:value-type="float">
            <text:p>2363.88</text:p>
          </table:table-cell>
          <table:table-cell table:style-name="Default"/>
          <table:table-cell table:style-name="Default" office:value-type="string" calcext:value-type="string">
            <text:p>Credit Interes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8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404.95" calcext:value-type="float">
            <text:p>1404.95</text:p>
          </table:table-cell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style-name="Default"/>
          <table:table-cell table:style-name="Default" office:value-type="string" calcext:value-type="string">
            <text:p>ATM</text:p>
          </table:table-cell>
          <table:table-cell table:style-name="Default" office:value-type="float" office:value="2363.84" calcext:value-type="float">
            <text:p>2363.84</text:p>
          </table:table-cell>
          <table:table-cell table:style-name="Default"/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6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Descriptive Withdrawal ROUND-UP SAVING DEPOSIT - Effdate: 05-25-2021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958.89" calcext:value-type="float">
            <text:p>958.89</text:p>
          </table:table-cell>
          <table:table-cell table:style-name="Default"/>
          <table:table-cell table:style-name="Default" office:value-type="string" calcext:value-type="string">
            <text:p>Descriptive Withdrawal ROUND-UP SAVING DEPOSIT - Effdate: 05-25-202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5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string" calcext:value-type="string">
            <text:p>Point Of Sale Withdrawal 8788430193804 SERVE INDIA MINISTRIES 217-508-8795 ILUS</text:p>
          </table:table-cell>
          <table:table-cell table:style-name="Default"/>
          <table:table-cell table:style-name="Default" office:value-type="string" calcext:value-type="string">
            <text:p>Debit Card</text:p>
          </table:table-cell>
          <table:table-cell table:style-name="Default" office:value-type="float" office:value="959.89" calcext:value-type="float">
            <text:p>959.89</text:p>
          </table:table-cell>
          <table:table-cell table:style-name="Default"/>
          <table:table-cell table:style-name="Default" office:value-type="string" calcext:value-type="string">
            <text:p>Point Of Sale Withdrawal 8788430193804 SERVE INDIA MINISTRIES 217-508-8795 ILU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98" calcext:value-type="float">
            <text:p>-98</text:p>
          </table:table-cell>
          <table:table-cell table:style-name="Default" office:value-type="string" calcext:value-type="string">
            <text:p>External Withdrawal NATIONWIDE EDI - EDI PYMNTS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999.89" calcext:value-type="float">
            <text:p>999.89</text:p>
          </table:table-cell>
          <table:table-cell table:style-name="Default"/>
          <table:table-cell table:style-name="Default" office:value-type="string" calcext:value-type="string">
            <text:p>External Withdrawal NATIONWIDE EDI - EDI PYMNT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string" calcext:value-type="string">
            <text:p>External Withdrawal INTERVARSITY DONATIONS - IVCF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1097.89" calcext:value-type="float">
            <text:p>1097.89</text:p>
          </table:table-cell>
          <table:table-cell table:style-name="Default"/>
          <table:table-cell table:style-name="Default" office:value-type="string" calcext:value-type="string">
            <text:p>External Withdrawal INTERVARSITY DONATIONS - IVCF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287.38" calcext:value-type="float">
            <text:p>287.38</text:p>
          </table:table-cell>
          <table:table-cell table:style-name="Default" office:value-type="string" calcext:value-type="string">
            <text:p>External Deposit CSUGC BANKMOBILEVIBE.COM - REFUND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1117.89" calcext:value-type="float">
            <text:p>1117.89</text:p>
          </table:table-cell>
          <table:table-cell table:style-name="Default"/>
          <table:table-cell table:style-name="Default" office:value-type="string" calcext:value-type="string">
            <text:p>External Deposit CSUGC BANKMOBILEVIBE.COM - REFUND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585" calcext:value-type="float">
            <text:p>585</text:p>
          </table:table-cell>
          <table:table-cell table:style-name="Default" office:value-type="string" calcext:value-type="string">
            <text:p>External Deposit CSUGC BANKMOBILEVIBE.COM - REFUND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830.51" calcext:value-type="float">
            <text:p>830.51</text:p>
          </table:table-cell>
          <table:table-cell table:style-name="Default"/>
          <table:table-cell table:style-name="Default" office:value-type="string" calcext:value-type="string">
            <text:p>External Deposit CSUGC BANKMOBILEVIBE.COM - REFUND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string" calcext:value-type="string">
            <text:p>Withdrawal Transfer To 596606335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245.51" calcext:value-type="float">
            <text:p>245.51</text:p>
          </table:table-cell>
          <table:table-cell table:style-name="Default"/>
          <table:table-cell table:style-name="Default" office:value-type="string" calcext:value-type="string">
            <text:p>Withdrawal Transfer To 596606335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Withdrawal Transfer To 598324978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295.51" calcext:value-type="float">
            <text:p>295.51</text:p>
          </table:table-cell>
          <table:table-cell table:style-name="Default"/>
          <table:table-cell table:style-name="Default" office:value-type="string" calcext:value-type="string">
            <text:p>Withdrawal Transfer To 598324978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26.55" calcext:value-type="float">
            <text:p>-26.55</text:p>
          </table:table-cell>
          <table:table-cell table:style-name="Default" office:value-type="string" calcext:value-type="string">
            <text:p>External Withdrawal APARTMENTS.COM <text:s/>- Harris <text:s/>ST-M5V4V2W1W4K8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25.51" calcext:value-type="float">
            <text:p>325.51</text:p>
          </table:table-cell>
          <table:table-cell table:style-name="Default"/>
          <table:table-cell table:style-name="Default" office:value-type="string" calcext:value-type="string">
            <text:p>External Withdrawal APARTMENTS.COM <text:s/>- Harris <text:s/>ST-M5V4V2W1W4K8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20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498.09" calcext:value-type="float">
            <text:p>498.09</text:p>
          </table:table-cell>
          <table:table-cell table:style-name="Default" office:value-type="string" calcext:value-type="string">
            <text:p>External Deposit TURETSKY CONSULT <text:s/>- PAYROLL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52.06" calcext:value-type="float">
            <text:p>352.06</text:p>
          </table:table-cell>
          <table:table-cell table:style-name="Default"/>
          <table:table-cell table:style-name="Default" office:value-type="string" calcext:value-type="string">
            <text:p>External Deposit TURETSKY CONSULT <text:s/>- PAYROLL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9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31" calcext:value-type="float">
            <text:p>-31</text:p>
          </table:table-cell>
          <table:table-cell table:style-name="Default" office:value-type="string" calcext:value-type="string">
            <text:p>Insufficient Funds Charge</text:p>
          </table:table-cell>
          <table:table-cell table:style-name="Default"/>
          <table:table-cell table:style-name="Default" office:value-type="string" calcext:value-type="string">
            <text:p>Service Fee</text:p>
          </table:table-cell>
          <table:table-cell table:style-name="Default" office:value-type="float" office:value="-146.03" calcext:value-type="float">
            <text:p>-146.03</text:p>
          </table:table-cell>
          <table:table-cell table:style-name="Default"/>
          <table:table-cell table:style-name="Default" office:value-type="string" calcext:value-type="string">
            <text:p>Insufficient Funds Charge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9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589.05" calcext:value-type="float">
            <text:p>-1589.05</text:p>
          </table:table-cell>
          <table:table-cell table:style-name="Default" office:value-type="string" calcext:value-type="string">
            <text:p>External Withdrawal AMEX EPAYMENT ER AM - ACH PM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-115.03" calcext:value-type="float">
            <text:p>-115.03</text:p>
          </table:table-cell>
          <table:table-cell table:style-name="Default"/>
          <table:table-cell table:style-name="Default" office:value-type="string" calcext:value-type="string">
            <text:p>External Withdrawal AMEX EPAYMENT ER AM - ACH PM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9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83" calcext:value-type="float">
            <text:p>-183</text:p>
          </table:table-cell>
          <table:table-cell table:style-name="Default" office:value-type="string" calcext:value-type="string">
            <text:p>External Withdrawal Antioch Communit 4807852262 - Antioch Co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1474.02" calcext:value-type="float">
            <text:p>1474.02</text:p>
          </table:table-cell>
          <table:table-cell table:style-name="Default"/>
          <table:table-cell table:style-name="Default" office:value-type="string" calcext:value-type="string">
            <text:p>External Withdrawal Antioch Communit 4807852262 - Antioch Co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8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332.6" calcext:value-type="float">
            <text:p>1332.6</text:p>
          </table:table-cell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style-name="Default"/>
          <table:table-cell table:style-name="Default" office:value-type="string" calcext:value-type="string">
            <text:p>ATM</text:p>
          </table:table-cell>
          <table:table-cell table:style-name="Default" office:value-type="float" office:value="1657.02" calcext:value-type="float">
            <text:p>1657.02</text:p>
          </table:table-cell>
          <table:table-cell table:style-name="Default"/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37.53" calcext:value-type="float">
            <text:p>-37.53</text:p>
          </table:table-cell>
          <table:table-cell table:style-name="Default" office:value-type="string" calcext:value-type="string">
            <text:p>External Withdrawal APARTMENTS.COM <text:s/>- Harris <text:s/>ST-D3Y1D2H4X6F8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24.42" calcext:value-type="float">
            <text:p>324.42</text:p>
          </table:table-cell>
          <table:table-cell table:style-name="Default"/>
          <table:table-cell table:style-name="Default" office:value-type="string" calcext:value-type="string">
            <text:p>External Withdrawal APARTMENTS.COM <text:s/>- Harris <text:s/>ST-D3Y1D2H4X6F8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68.38" calcext:value-type="float">
            <text:p>-68.38</text:p>
          </table:table-cell>
          <table:table-cell table:style-name="Default" office:value-type="string" calcext:value-type="string">
            <text:p>External Withdrawal APARTMENTS.COM <text:s/>- Harris <text:s/>ST-G7F2B7R9J8J1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61.95" calcext:value-type="float">
            <text:p>361.95</text:p>
          </table:table-cell>
          <table:table-cell table:style-name="Default"/>
          <table:table-cell table:style-name="Default" office:value-type="string" calcext:value-type="string">
            <text:p>External Withdrawal APARTMENTS.COM <text:s/>- Harris <text:s/>ST-G7F2B7R9J8J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6.99" calcext:value-type="float">
            <text:p>-6.99</text:p>
          </table:table-cell>
          <table:table-cell table:style-name="Default" office:value-type="string" calcext:value-type="string">
            <text:p>External Withdrawal CITI AUTOPAY <text:s/>- PAYMEN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430.33" calcext:value-type="float">
            <text:p>430.33</text:p>
          </table:table-cell>
          <table:table-cell table:style-name="Default"/>
          <table:table-cell table:style-name="Default" office:value-type="string" calcext:value-type="string">
            <text:p>External Withdrawal CITI AUTOPAY <text:s/>- PAYMEN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7.13" calcext:value-type="float">
            <text:p>-17.13</text:p>
          </table:table-cell>
          <table:table-cell table:style-name="Default" office:value-type="string" calcext:value-type="string">
            <text:p>External Withdrawal NATIONWIDE EDI - EDI PYMNTS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437.32" calcext:value-type="float">
            <text:p>437.32</text:p>
          </table:table-cell>
          <table:table-cell table:style-name="Default"/>
          <table:table-cell table:style-name="Default" office:value-type="string" calcext:value-type="string">
            <text:p>External Withdrawal NATIONWIDE EDI - EDI PYMNT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35" calcext:value-type="float">
            <text:p>-35</text:p>
          </table:table-cell>
          <table:table-cell table:style-name="Default" office:value-type="string" calcext:value-type="string">
            <text:p>External Withdrawal HEARTOFGODMINIST ES15265 - DONATION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454.45" calcext:value-type="float">
            <text:p>454.45</text:p>
          </table:table-cell>
          <table:table-cell table:style-name="Default"/>
          <table:table-cell table:style-name="Default" office:value-type="string" calcext:value-type="string">
            <text:p>External Withdrawal HEARTOFGODMINIST ES15265 - DONATION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7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26.2" calcext:value-type="float">
            <text:p>126.2</text:p>
          </table:table-cell>
          <table:table-cell table:style-name="Default" office:value-type="string" calcext:value-type="string">
            <text:p>External Deposit PAYPAL TRANSFER - TRANSFER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489.45" calcext:value-type="float">
            <text:p>489.45</text:p>
          </table:table-cell>
          <table:table-cell table:style-name="Default"/>
          <table:table-cell table:style-name="Default" office:value-type="string" calcext:value-type="string">
            <text:p>External Deposit PAYPAL TRANSFER - TRANSFER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5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Deposit Transfer From 590033361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363.25" calcext:value-type="float">
            <text:p>363.25</text:p>
          </table:table-cell>
          <table:table-cell table:style-name="Default"/>
          <table:table-cell table:style-name="Default" office:value-type="string" calcext:value-type="string">
            <text:p>Deposit Transfer From 59003336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2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10" calcext:value-type="float">
            <text:p>-110</text:p>
          </table:table-cell>
          <table:table-cell table:style-name="Default" office:value-type="string" calcext:value-type="string">
            <text:p>External Withdrawal SYNCHRONY BANK <text:s/>- PAYMEN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220.25" calcext:value-type="float">
            <text:p>220.25</text:p>
          </table:table-cell>
          <table:table-cell table:style-name="Default"/>
          <table:table-cell table:style-name="Default" office:value-type="string" calcext:value-type="string">
            <text:p>External Withdrawal SYNCHRONY BANK <text:s/>- PAYMEN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2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1.39" calcext:value-type="float">
            <text:p>-11.39</text:p>
          </table:table-cell>
          <table:table-cell table:style-name="Default" office:value-type="string" calcext:value-type="string">
            <text:p>External Withdrawal BANNER LIFE <text:s/>- PREM DEBI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30.25" calcext:value-type="float">
            <text:p>330.25</text:p>
          </table:table-cell>
          <table:table-cell table:style-name="Default"/>
          <table:table-cell table:style-name="Default" office:value-type="string" calcext:value-type="string">
            <text:p>External Withdrawal BANNER LIFE <text:s/>- PREM DEBI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1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string" calcext:value-type="string">
            <text:p>External Withdrawal Antioch Communit 4807852262 - Antioch Co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41.64" calcext:value-type="float">
            <text:p>341.64</text:p>
          </table:table-cell>
          <table:table-cell table:style-name="Default"/>
          <table:table-cell table:style-name="Default" office:value-type="string" calcext:value-type="string">
            <text:p>External Withdrawal Antioch Communit 4807852262 - Antioch Co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5.33" calcext:value-type="float">
            <text:p>-5.33</text:p>
          </table:table-cell>
          <table:table-cell table:style-name="Default" office:value-type="string" calcext:value-type="string">
            <text:p>External Withdrawal DISCOVER DC PYMNTS DCIDPIINT - E-PAYMENT</text:p>
          </table:table-cell>
          <table:table-cell table:style-name="Default" office:value-type="string" calcext:value-type="string">
            <text:p>Shopping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366.64" calcext:value-type="float">
            <text:p>366.64</text:p>
          </table:table-cell>
          <table:table-cell table:style-name="Default"/>
          <table:table-cell table:style-name="Default" office:value-type="string" calcext:value-type="string">
            <text:p>External Withdrawal DISCOVER DC PYMNTS DCIDPIINT - E-PAYMEN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string" calcext:value-type="string">
            <text:p>External Withdrawal VENMO <text:s/>- PAYMEN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371.97" calcext:value-type="float">
            <text:p>371.97</text:p>
          </table:table-cell>
          <table:table-cell table:style-name="Default"/>
          <table:table-cell table:style-name="Default" office:value-type="string" calcext:value-type="string">
            <text:p>External Withdrawal VENMO <text:s/>- PAYMEN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45" calcext:value-type="float">
            <text:p>-45</text:p>
          </table:table-cell>
          <table:table-cell table:style-name="Default" office:value-type="string" calcext:value-type="string">
            <text:p>Withdrawal Transfer To 588954560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411.97" calcext:value-type="float">
            <text:p>411.97</text:p>
          </table:table-cell>
          <table:table-cell table:style-name="Default"/>
          <table:table-cell table:style-name="Default" office:value-type="string" calcext:value-type="string">
            <text:p>Withdrawal Transfer To 588954560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string" calcext:value-type="string">
            <text:p>Withdrawal Transfer To 588954651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456.97" calcext:value-type="float">
            <text:p>456.97</text:p>
          </table:table-cell>
          <table:table-cell table:style-name="Default"/>
          <table:table-cell table:style-name="Default" office:value-type="string" calcext:value-type="string">
            <text:p>Withdrawal Transfer To 58895465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string" calcext:value-type="string">
            <text:p>Withdrawal Transfer To 590033361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556.97" calcext:value-type="float">
            <text:p>556.97</text:p>
          </table:table-cell>
          <table:table-cell table:style-name="Default"/>
          <table:table-cell table:style-name="Default" office:value-type="string" calcext:value-type="string">
            <text:p>Withdrawal Transfer To 59003336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string" calcext:value-type="string">
            <text:p>Withdrawal Transfer To 590020848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576.97" calcext:value-type="float">
            <text:p>576.97</text:p>
          </table:table-cell>
          <table:table-cell table:style-name="Default"/>
          <table:table-cell table:style-name="Default" office:value-type="string" calcext:value-type="string">
            <text:p>Withdrawal Transfer To 590020848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10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65" calcext:value-type="float">
            <text:p>-65</text:p>
          </table:table-cell>
          <table:table-cell table:style-name="Default" office:value-type="string" calcext:value-type="string">
            <text:p>Withdrawal Transfer To 596338103 Den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676.97" calcext:value-type="float">
            <text:p>676.97</text:p>
          </table:table-cell>
          <table:table-cell table:style-name="Default"/>
          <table:table-cell table:style-name="Default" office:value-type="string" calcext:value-type="string">
            <text:p>Withdrawal Transfer To 596338103 Dental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8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Deposit Transfer From 588954560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741.97" calcext:value-type="float">
            <text:p>741.97</text:p>
          </table:table-cell>
          <table:table-cell table:style-name="Default"/>
          <table:table-cell table:style-name="Default" office:value-type="string" calcext:value-type="string">
            <text:p>Deposit Transfer From 588954560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375" calcext:value-type="float">
            <text:p>-1375</text:p>
          </table:table-cell>
          <table:table-cell table:style-name="Default" office:value-type="string" calcext:value-type="string">
            <text:p>External Withdrawal AMEX EPAYMENT ER AM - ACH PMT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631.97" calcext:value-type="float">
            <text:p>631.97</text:p>
          </table:table-cell>
          <table:table-cell table:style-name="Default"/>
          <table:table-cell table:style-name="Default" office:value-type="string" calcext:value-type="string">
            <text:p>External Withdrawal AMEX EPAYMENT ER AM - ACH PMT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7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72" calcext:value-type="float">
            <text:p>-72</text:p>
          </table:table-cell>
          <table:table-cell table:style-name="Default" office:value-type="string" calcext:value-type="string">
            <text:p>External Withdrawal Antioch Communit 4807852262 - Antioch Co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2006.97" calcext:value-type="float">
            <text:p>2006.97</text:p>
          </table:table-cell>
          <table:table-cell table:style-name="Default"/>
          <table:table-cell table:style-name="Default" office:value-type="string" calcext:value-type="string">
            <text:p>External Withdrawal Antioch Communit 4807852262 - Antioch Co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6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718.6" calcext:value-type="float">
            <text:p>718.6</text:p>
          </table:table-cell>
          <table:table-cell table:style-name="Default" office:value-type="string" calcext:value-type="string">
            <text:p>External Deposit TURETSKY CONSULT <text:s/>- PAYROLL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2078.97" calcext:value-type="float">
            <text:p>2078.97</text:p>
          </table:table-cell>
          <table:table-cell table:style-name="Default"/>
          <table:table-cell table:style-name="Default" office:value-type="string" calcext:value-type="string">
            <text:p>External Deposit TURETSKY CONSULT <text:s/>- PAYROLL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5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133" calcext:value-type="float">
            <text:p>-133</text:p>
          </table:table-cell>
          <table:table-cell table:style-name="Default" office:value-type="string" calcext:value-type="string">
            <text:p>External Withdrawal Antioch Communit 4807852262 - Antioch Co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1360.37" calcext:value-type="float">
            <text:p>1360.37</text:p>
          </table:table-cell>
          <table:table-cell table:style-name="Default"/>
          <table:table-cell table:style-name="Default" office:value-type="string" calcext:value-type="string">
            <text:p>External Withdrawal Antioch Communit 4807852262 - Antioch Co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4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Deposit Transfer From 596606335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1493.37" calcext:value-type="float">
            <text:p>1493.37</text:p>
          </table:table-cell>
          <table:table-cell table:style-name="Default"/>
          <table:table-cell table:style-name="Default" office:value-type="string" calcext:value-type="string">
            <text:p>Deposit Transfer From 596606335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500" calcext:value-type="float">
            <text:p>-500</text:p>
          </table:table-cell>
          <table:table-cell table:style-name="Default" office:value-type="string" calcext:value-type="string">
            <text:p>Withdrawal Transfer To 588954651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eposit</text:p>
          </table:table-cell>
          <table:table-cell table:style-name="Default" office:value-type="float" office:value="1243.37" calcext:value-type="float">
            <text:p>1243.37</text:p>
          </table:table-cell>
          <table:table-cell table:style-name="Default"/>
          <table:table-cell table:style-name="Default" office:value-type="string" calcext:value-type="string">
            <text:p>Withdrawal Transfer To 588954651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4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string" calcext:value-type="string">
            <text:p>External Withdrawal Antioch Communit 4807852262 - Antioch Co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1743.37" calcext:value-type="float">
            <text:p>1743.37</text:p>
          </table:table-cell>
          <table:table-cell table:style-name="Default"/>
          <table:table-cell table:style-name="Default" office:value-type="string" calcext:value-type="string">
            <text:p>External Withdrawal Antioch Communit 4807852262 - Antioch Co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4/2021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float" office:value="1332.6" calcext:value-type="float">
            <text:p>1332.6</text:p>
          </table:table-cell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style-name="Default"/>
          <table:table-cell table:style-name="Default" office:value-type="string" calcext:value-type="string">
            <text:p>ATM</text:p>
          </table:table-cell>
          <table:table-cell table:style-name="Default" office:value-type="float" office:value="1768.37" calcext:value-type="float">
            <text:p>1768.37</text:p>
          </table:table-cell>
          <table:table-cell table:style-name="Default"/>
          <table:table-cell table:style-name="Default" office:value-type="string" calcext:value-type="string">
            <text:p>ATM Deposit CANVAS CU 319 S MELDRUM ST <text:s text:c="6"/>FORT COLLINS COUS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string" calcext:value-type="string">
            <text:p>5/3/2021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float" office:value="-975" calcext:value-type="float">
            <text:p>-975</text:p>
          </table:table-cell>
          <table:table-cell table:style-name="Default" office:value-type="string" calcext:value-type="string">
            <text:p>External Withdrawal APARTMENTS.COM <text:s/>- Harris <text:s/>ST-D4K8O9I2R0H4</text:p>
          </table:table-cell>
          <table:table-cell table:style-name="Default"/>
          <table:table-cell table:style-name="Default" office:value-type="string" calcext:value-type="string">
            <text:p>Deposit</text:p>
          </table:table-cell>
          <table:table-cell table:style-name="Default" office:value-type="float" office:value="435.77" calcext:value-type="float">
            <text:p>435.77</text:p>
          </table:table-cell>
          <table:table-cell table:style-name="Default"/>
          <table:table-cell table:style-name="Default" office:value-type="string" calcext:value-type="string">
            <text:p>External Withdrawal APARTMENTS.COM <text:s/>- Harris <text:s/>ST-D4K8O9I2R0H4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Bellco Transactions - 5-1-2021 to 6-30-2021'.A1:'Bellco Transactions - 5-1-2021 to 6-30-2021'.J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1:32:17.573798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2:59:22.728932203</dc:date>
    <meta:editing-duration>PT2H17M50S</meta:editing-duration>
    <meta:editing-cycles>53</meta:editing-cycles>
    <meta:generator>LibreOffice/6.4.7.2$Linux_X86_64 LibreOffice_project/40$Build-2</meta:generator>
    <meta:document-statistic meta:table-count="1" meta:cell-count="806" meta:object-count="0"/>
  </office:meta>
</office:document-meta>
</file>